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enetration Testing Proces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enetrating Testing Ph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IST SP 800-115</text:p>
              </text:list-item>
              <text:list-item>
                <text:p>PTES</text:p>
              </text:list-item>
              <text:list-item>
                <text:p>Cyber Kill Chain</text:p>
              </text:list-item>
              <text:list-item>
                <text:p>Much More… </text:p>
              </text:list-item>
              <text:list-item>
                <text:p>We’ll be looking at HackTheBox’s Methodolog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enetrating Testing Phas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e-Engagement</text:p>
              </text:list-item>
              <text:list-item>
                <text:p>Information Gathering</text:p>
              </text:list-item>
              <text:list-item>
                <text:p>Vulnerability Assessment</text:p>
              </text:list-item>
              <text:list-item>
                <text:p>Exploitation</text:p>
              </text:list-item>
              <text:list-item>
                <text:p>Post-Exploitation</text:p>
              </text:list-item>
              <text:list-item>
                <text:p>Lateral Mov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Network Enumeration with Nmap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numer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hat is it?</text:p>
              </text:list-item>
              <text:list-item>
                <text:p>Why do you think its key? </text:p>
              </text:list-item>
              <text:list-item>
                <text:p>Let’s talk about autom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Network Mapper (Nmap)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23:13.028654677</meta:creation-date>
    <meta:editing-duration>PT6M33S</meta:editing-duration>
    <meta:editing-cycles>4</meta:editing-cycles>
    <meta:generator>LibreOffice/24.8.6.2$Linux_X86_64 LibreOffice_project/d50be90c1d90f0f90a5235ffcbbafbbfa38a83c2</meta:generator>
    <dc:title>Portfolio</dc:title>
    <dc:date>2025-05-09T13:29:13.013147162</dc:date>
    <meta:document-statistic meta:object-count="95"/>
  </office:meta>
</office:document-meta>
</file>